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25-09-23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25-06-05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25-03-19 2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25-03-19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25-01-09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24-09-30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24-07-10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24-03-25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24-01-02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23-09-13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23-07-12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23-02-22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23-01-31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22-09-14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22-07-11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22-03-08 19:27:2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22-01-11 22:26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21-08-31 20:05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21-06-23 18:00:2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21-03-17 19:08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21-01-11 19:28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20-07-06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20-03-17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20-01-15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9-09-16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9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9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9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9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9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9-07-09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9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9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9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9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9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9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9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9-03-13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9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9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9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9-01-15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9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8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8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8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8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8-10-23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8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8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8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8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8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8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8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8-07-10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8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8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8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8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8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8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8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8-03-26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8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8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8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8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8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8-01-08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8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7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7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7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7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7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7-10-0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7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7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7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7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7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7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7-07-10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7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7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7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7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7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7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7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7-03-08 0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7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7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7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7-01-18 0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7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7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6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6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6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6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6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6-10-05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6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6-09-23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6-09-21 0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6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6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6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6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6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6-07-11 2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6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6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6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6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6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6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6-03-03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6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6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6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6-01-20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6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6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5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5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5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5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5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5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5-09-2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5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5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5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5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5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5-07-08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5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5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5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5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5-03-05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5-01-15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4-09-09 2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4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4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4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4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4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4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4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4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4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4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4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4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4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4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4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4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4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4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4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4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3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3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3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3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3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3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3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3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3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3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3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3-07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3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3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3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3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3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3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3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3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3-03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3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3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3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3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3-0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3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3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2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2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2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2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2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2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2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2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2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2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2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2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2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2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2-06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2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2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2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2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2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2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2-03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2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2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2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2-0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2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2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1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1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1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1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1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1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1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1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1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1-08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1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1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1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1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1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1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1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1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1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1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1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1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1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1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1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1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1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1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0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0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0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0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0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0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0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0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0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0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0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0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0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0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0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0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0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0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0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0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0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0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0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10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9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9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9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9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9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9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9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9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9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9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9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9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9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9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9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9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9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9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9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9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9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9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9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9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8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8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8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8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8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8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8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8-09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8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8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8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8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8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8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8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8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8-0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8-0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7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7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7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7-09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7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7-07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7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7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7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7-03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7-0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7-0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6-1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6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6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6-09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6-08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6-07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6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6-05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6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6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6-0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6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5-1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5-1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5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5-09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5-08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5-07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5-06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5-05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5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5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5-0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5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4-1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4-1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4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4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4-08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4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4-06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4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4-04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4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4-0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4-0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3-1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3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3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3-09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3-08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3-07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3-06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3-06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3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3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3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3-0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2-09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2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2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2-0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1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1-08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1-08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1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1-06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1-05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1-05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1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1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1-0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0-1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0-1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0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0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0-08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0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0-06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0-05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0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0-03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0-0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2000-0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1999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1999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1999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1999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1999-08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1999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1999-06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1999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1999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1999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1999-0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1999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1998-1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1998-1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1998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1998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1998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1998-07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1998-06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1998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1998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1998-03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1998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1998-0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1997-12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1997-1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1997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1997-09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1997-08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1997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1997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1997-05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1997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1997-03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1997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1997-0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1997-0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1996-1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1996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1996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1996-08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1996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1996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1996-05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1996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1996-03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1996-0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1996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1995-1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1995-1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1995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1995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1995-08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1995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1995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1995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1995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1995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1995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1995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1995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1995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68</text:p>
          </table:table-cell>
          <table:table-cell office:value-type="string" calcext:value-type="string">
            <text:p>Helendale 3</text:p>
          </table:table-cell>
          <table:table-cell office:value-type="string" calcext:value-type="string">
            <text:p>1995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38" meta:object-count="0"/>
    <meta:user-defined meta:name="AppVersion">3.0</meta:user-defined>
  </office:meta>
</office:document-meta>
</file>